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4.5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svg:stroke-width="0.1cm" svg:stroke-color="#ff00ff" draw:marker-start-width="0.35cm" draw:marker-end-width="0.35cm" svg:stroke-opacity="5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office:value-type="string">
            <text:p>append-&gt;append2</text:p>
          </table:table-cell>
          <table:table-cell office:value-type="string">
            <text:p>code-builder</text:p>
          </table:table-cell>
          <table:table-cell office:value-type="string">
            <text:p>Removed cons source info</text:p>
          </table:table-cell>
          <table:table-cell office:value-type="string">
            <text:p>%set-union</text:p>
            <text:p>-&gt;append2</text:p>
          </table:table-cell>
          <table:table-cell office:value-type="string">
            <text:p>Removed set-union for set!</text:p>
          </table:table-cell>
          <table:table-cell office:value-type="string">
            <text:p>pass4/fixup-label</text:p>
            <text:p>+remove internal define</text:p>
          </table:table-cell>
          <table:table-cell office:value-type="string">
            <text:p>eliminate closure create</text:p>
          </table:table-cell>
          <table:table-cell office:value-type="string">
            <text:p>inlined car,cdr,cons</text:p>
          </table:table-cell>
          <table:table-cell/>
        </table:table-row>
        <table:table-row table:style-name="ro1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6">
            <text:p>4.4</text:p>
          </table:table-cell>
          <table:table-cell office:value-type="float" office:value="4.3">
            <text:p>4.3</text:p>
          </table:table-cell>
          <table:table-cell office:value-type="float" office:value="3.051">
            <text:p>3.05</text:p>
          </table:table-cell>
          <table:table-cell office:value-type="float" office:value="2.893">
            <text:p>2.89</text:p>
          </table:table-cell>
          <table:table-cell office:value-type="float" office:value="2.651">
            <text:p>2.65</text:p>
          </table:table-cell>
          <table:table-cell office:value-type="float" office:value="2.351">
            <text:p>2.35</text:p>
          </table:table-cell>
          <table:table-cell office:value-type="float" office:value="1.756">
            <text:p>1.76</text:p>
          </table:table-cell>
          <table:table-cell office:value-type="float" office:value="1.3">
            <text:p>1.3</text:p>
          </table:table-cell>
          <table:table-cell office:value-type="float" office:value="0.969">
            <text:p>0.97</text:p>
          </table:table-cell>
          <table:table-cell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4"/>
          <table:table-cell>
            <draw:custom-shape table:end-cell-address="表1.E35" table:end-x="2.755cm" table:end-y="0.062cm" draw:z-index="1" draw:style-name="gr2" draw:text-style-name="P1" svg:width="2.023cm" svg:height="2.023cm" svg:x="0.732cm" svg:y="0.16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number-columns-repeated="13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5">2008/07/05</text:date>, <text:time>23:47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7-05T23:47:04</dc:date>
    <meta:editing-cycles>19</meta:editing-cycles>
    <meta:editing-duration>P1DT4H37M29S</meta:editing-duration>
    <meta:user-defined meta:name="Info 1"/>
    <meta:user-defined meta:name="Info 2"/>
    <meta:user-defined meta:name="Info 3"/>
    <meta:user-defined meta:name="Info 4"/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7cm" svg:y="0.147cm" chart:style-name="ch2">
          <text:p>psyntax.pp</text:p>
        </chart:title>
        <chart:legend chart:legend-position="end" svg:x="7.996cm" svg:y="3.035cm" chart:style-name="ch3"/>
        <chart:plot-area chart:style-name="ch4" table:cell-range-address="表1.C3:表1.AG5 表1.B4:表1.AG5 表1.B3:表1.B3" chart:data-source-has-labels="both" svg:x="0.149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6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>append-&gt;append2</text:p>
              </table:table-cell>
              <table:table-cell office:value-type="string">
                <text:p>code-builder</text:p>
              </table:table-cell>
              <table:table-cell office:value-type="string">
                <text:p>Removed cons source info</text:p>
              </table:table-cell>
              <table:table-cell office:value-type="string">
                <text:p>%set-union
-&gt;append2</text:p>
              </table:table-cell>
              <table:table-cell office:value-type="string">
                <text:p>Removed set-union for set!</text:p>
              </table:table-cell>
              <table:table-cell office:value-type="string">
                <text:p>pass4/fixup-label
+remove internal define</text:p>
              </table:table-cell>
              <table:table-cell office:value-type="string">
                <text:p>eliminate closure create</text:p>
              </table:table-cell>
              <table:table-cell office:value-type="string">
                <text:p>inlined car,cdr,con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6">
                <text:p>4.396</text:p>
              </table:table-cell>
              <table:table-cell office:value-type="float" office:value="4.3">
                <text:p>4.3</text:p>
              </table:table-cell>
              <table:table-cell office:value-type="float" office:value="3.051">
                <text:p>3.051</text:p>
              </table:table-cell>
              <table:table-cell office:value-type="float" office:value="2.893">
                <text:p>2.893</text:p>
              </table:table-cell>
              <table:table-cell office:value-type="float" office:value="2.651">
                <text:p>2.651</text:p>
              </table:table-cell>
              <table:table-cell office:value-type="float" office:value="2.351">
                <text:p>2.351</text:p>
              </table:table-cell>
              <table:table-cell office:value-type="float" office:value="1.756">
                <text:p>1.756</text:p>
              </table:table-cell>
              <table:table-cell office:value-type="float" office:value="1.3">
                <text:p>1.3</text:p>
              </table:table-cell>
              <table:table-cell office:value-type="float" office:value="0.969">
                <text:p>0.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